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5.9pt"/>
    </style:style>
    <style:style style:name="co3" style:family="table-column">
      <style:table-column-properties fo:break-before="auto" style:column-width="90.6pt"/>
    </style:style>
    <style:style style:name="co4" style:family="table-column">
      <style:table-column-properties fo:break-before="auto" style:column-width="117.35pt"/>
    </style:style>
    <style:style style:name="co5" style:family="table-column">
      <style:table-column-properties fo:break-before="auto" style:column-width="131.56pt"/>
    </style:style>
    <style:style style:name="co6" style:family="table-column">
      <style:table-column-properties fo:break-before="auto" style:column-width="138.64pt"/>
    </style:style>
    <style:style style:name="co7" style:family="table-column">
      <style:table-column-properties fo:break-before="auto" style:column-width="175.75pt"/>
    </style:style>
    <style:style style:name="co8" style:family="table-column">
      <style:table-column-properties fo:break-before="auto" style:column-width="80.0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7.96pt" fo:break-before="auto" style:use-optimal-row-height="true"/>
    </style:style>
    <style:style style:name="ro3" style:family="table-row">
      <style:table-row-properties style:row-height="22.85pt" fo:break-before="auto" style:use-optimal-row-height="true"/>
    </style:style>
    <style:style style:name="ro4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200"/>
      <style:text-properties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adc5e7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 style:data-style-name="N104">
      <style:text-properties fo:font-size="10pt" style:font-size-asian="10pt" style:font-size-complex="10pt"/>
    </style:style>
    <style:style style:name="ce10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0pt" style:font-size-asian="10pt" style:font-size-complex="10pt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0pt" style:font-size-asian="10pt" style:font-size-complex="10pt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1" table:number-columns-repeated="1014" table:default-cell-style-name="ce6"/>
        <table:table-row table:style-name="ro1">
          <table:table-cell/>
          <table:table-cell table:style-name="ce1" office:value-type="string" calcext:value-type="string">
            <text:p>SELECTING PROFITABLE HOTELS 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/>
          <table:table-cell table:style-name="ce2" table:number-columns-repeated="7"/>
          <table:table-cell table:style-name="ce36" office:value-type="string" calcext:value-type="string">
            <text:p>Profitability = 39.05 - 5.41*(State Population per Inn) + 5.86*(Price of the Inn) - 3.09*(Square Root of the Median Income of the Area) + 1.75*(College 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lected</text:p>
          </table:table-cell>
          <table:table-cell table:style-name="ce3" office:value-type="string" calcext:value-type="string">
            <text:p>Hotel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Price (normalized)</text:p>
          </table:table-cell>
          <table:table-cell table:style-name="ce7" office:value-type="string" calcext:value-type="string">
            <text:p>Square Root of Median Income (normalized)</text:p>
          </table:table-cell>
          <table:table-cell table:style-name="ce7" office:value-type="string" calcext:value-type="string">
            <text:p>College Students in Area (normalized)</text:p>
          </table:table-cell>
          <table:table-cell table:style-name="ce14" office:value-type="string" calcext:value-type="string">
            <text:p>State Population Per Inn (normalized)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style-name="ce9" office:value-type="currency" office:currency="USD" office:value="2925000" calcext:value-type="currency">
            <text:p>$2,925,000.00</text:p>
          </table:table-cell>
          <table:table-cell table:style-name="ce11" office:value-type="float" office:value="-0.301823318212882" calcext:value-type="float">
            <text:p>-0.30</text:p>
          </table:table-cell>
          <table:table-cell table:style-name="ce11" office:value-type="float" office:value="-0.812779738215407" calcext:value-type="float">
            <text:p>-0.81</text:p>
          </table:table-cell>
          <table:table-cell table:style-name="ce11" office:value-type="float" office:value="-0.536413473134807" calcext:value-type="float">
            <text:p>-0.54</text:p>
          </table:table-cell>
          <table:table-cell table:style-name="ce15" office:value-type="float" office:value="-0.995986621264154" calcext:value-type="float">
            <text:p>-1.00</text:p>
          </table:table-cell>
          <table:table-cell table:style-name="ce36" table:formula="of:= 39.05 - 5.41*([.H4]) + 5.86*([.E4]) - 3.09*([.F4]) + 1.75*([.G4])" office:value-type="float" office:value="44.2423687894113" calcext:value-type="float">
            <text:p>44.2423687894113</text:p>
          </table:table-cell>
          <table:table-cell table:style-name="ce9" table:formula="of:=[.D4]" office:value-type="currency" office:currency="USD" office:value="2925000" calcext:value-type="currency">
            <text:p>$2,925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10000000" calcext:value-type="currency">
            <text:p>$10,000,000.00</text:p>
          </table:table-cell>
          <table:table-cell table:style-name="ce11" office:value-type="float" office:value="1.69907619299956" calcext:value-type="float">
            <text:p>1.70</text:p>
          </table:table-cell>
          <table:table-cell table:style-name="ce11" office:value-type="float" office:value="-0.40819856338797" calcext:value-type="float">
            <text:p>-0.41</text:p>
          </table:table-cell>
          <table:table-cell table:style-name="ce11" office:value-type="float" office:value="0.311669147486606" calcext:value-type="float">
            <text:p>0.31</text:p>
          </table:table-cell>
          <table:table-cell table:style-name="ce15" office:value-type="float" office:value="-0.47427934345912" calcext:value-type="float">
            <text:p>-0.47</text:p>
          </table:table-cell>
          <table:table-cell table:style-name="ce36" table:formula="of:= 39.05 - 5.41*([.H5]) + 5.86*([.E5]) - 3.09*([.F5]) + 1.75*([.G5])" office:value-type="float" office:value="53.3791923080617" calcext:value-type="float">
            <text:p>53.3791923080617</text:p>
          </table:table-cell>
          <table:table-cell table:style-name="ce9" table:formula="of:=[.D5]" office:value-type="currency" office:currency="USD" office:value="10000000" calcext:value-type="currency">
            <text:p>$10,00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750000" calcext:value-type="currency">
            <text:p>$3,750,000.00</text:p>
          </table:table-cell>
          <table:table-cell table:style-name="ce11" office:value-type="float" office:value="-0.0685028805096647" calcext:value-type="float">
            <text:p>-0.07</text:p>
          </table:table-cell>
          <table:table-cell table:style-name="ce11" office:value-type="float" office:value="-0.40819856338797" calcext:value-type="float">
            <text:p>-0.41</text:p>
          </table:table-cell>
          <table:table-cell table:style-name="ce11" office:value-type="float" office:value="0.311669147486606" calcext:value-type="float">
            <text:p>0.31</text:p>
          </table:table-cell>
          <table:table-cell table:style-name="ce15" office:value-type="float" office:value="-0.47427934345912" calcext:value-type="float">
            <text:p>-0.47</text:p>
          </table:table-cell>
          <table:table-cell table:style-name="ce36" table:formula="of:= 39.05 - 5.41*([.H6]) + 5.86*([.E6]) - 3.09*([.F6]) + 1.75*([.G6])" office:value-type="float" office:value="43.0211789372976" calcext:value-type="float">
            <text:p>43.0211789372976</text:p>
          </table:table-cell>
          <table:table-cell table:style-name="ce9" table:formula="of:=[.D6]" office:value-type="currency" office:currency="USD" office:value="3750000" calcext:value-type="currency">
            <text:p>$3,75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500000" calcext:value-type="currency">
            <text:p>$3,500,000.00</text:p>
          </table:table-cell>
          <table:table-cell table:style-name="ce11" office:value-type="float" office:value="-0.139206043450034" calcext:value-type="float">
            <text:p>-0.14</text:p>
          </table:table-cell>
          <table:table-cell table:style-name="ce11" office:value-type="float" office:value="-0.40819856338797" calcext:value-type="float">
            <text:p>-0.41</text:p>
          </table:table-cell>
          <table:table-cell table:style-name="ce11" office:value-type="float" office:value="0.311669147486606" calcext:value-type="float">
            <text:p>0.31</text:p>
          </table:table-cell>
          <table:table-cell table:style-name="ce15" office:value-type="float" office:value="-0.47427934345912" calcext:value-type="float">
            <text:p>-0.47</text:p>
          </table:table-cell>
          <table:table-cell table:style-name="ce36" table:formula="of:= 39.05 - 5.41*([.H7]) + 5.86*([.E7]) - 3.09*([.F7]) + 1.75*([.G7])" office:value-type="float" office:value="42.606858402467" calcext:value-type="float">
            <text:p>42.606858402467</text:p>
          </table:table-cell>
          <table:table-cell table:style-name="ce9" table:formula="of:=[.D7]" office:value-type="currency" office:currency="USD" office:value="3500000" calcext:value-type="currency">
            <text:p>$3,50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25000" calcext:value-type="currency">
            <text:p>$325,000.00</text:p>
          </table:table-cell>
          <table:table-cell table:style-name="ce11" office:value-type="float" office:value="-1.03713621279272" calcext:value-type="float">
            <text:p>-1.04</text:p>
          </table:table-cell>
          <table:table-cell table:style-name="ce11" office:value-type="float" office:value="-0.40819856338797" calcext:value-type="float">
            <text:p>-0.41</text:p>
          </table:table-cell>
          <table:table-cell table:style-name="ce11" office:value-type="float" office:value="0.311669147486606" calcext:value-type="float">
            <text:p>0.31</text:p>
          </table:table-cell>
          <table:table-cell table:style-name="ce15" office:value-type="float" office:value="-0.47427934345912" calcext:value-type="float">
            <text:p>-0.47</text:p>
          </table:table-cell>
          <table:table-cell table:style-name="ce36" table:formula="of:= 39.05 - 5.41*([.H8]) + 5.86*([.E8]) - 3.09*([.F8]) + 1.75*([.G8])" office:value-type="float" office:value="37.3449876101189" calcext:value-type="float">
            <text:p>37.3449876101189</text:p>
          </table:table-cell>
          <table:table-cell table:style-name="ce9" table:formula="of:=[.D8]" office:value-type="currency" office:currency="USD" office:value="325000" calcext:value-type="currency">
            <text:p>$325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style-name="ce9" office:value-type="currency" office:currency="USD" office:value="8950000" calcext:value-type="currency">
            <text:p>$8,950,000.00</text:p>
          </table:table-cell>
          <table:table-cell table:style-name="ce11" office:value-type="float" office:value="1.40212290865001" calcext:value-type="float">
            <text:p>1.40</text:p>
          </table:table-cell>
          <table:table-cell table:style-name="ce11" office:value-type="float" office:value="0.65784481555623" calcext:value-type="float">
            <text:p>0.66</text:p>
          </table:table-cell>
          <table:table-cell table:style-name="ce11" office:value-type="float" office:value="0.483711134705849" calcext:value-type="float">
            <text:p>0.48</text:p>
          </table:table-cell>
          <table:table-cell table:style-name="ce15" office:value-type="float" office:value="-0.557278228564467" calcext:value-type="float">
            <text:p>-0.56</text:p>
          </table:table-cell>
          <table:table-cell table:style-name="ce36" table:formula="of:= 39.05 - 5.41*([.H9]) + 5.86*([.E9]) - 3.09*([.F9]) + 1.75*([.G9])" office:value-type="float" office:value="49.0950694668893" calcext:value-type="float">
            <text:p>49.0950694668893</text:p>
          </table:table-cell>
          <table:table-cell table:style-name="ce9" table:formula="of:=[.D9]" office:value-type="currency" office:currency="USD" office:value="8950000" calcext:value-type="currency">
            <text:p>$8,95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1950000" calcext:value-type="currency">
            <text:p>$1,950,000.00</text:p>
          </table:table-cell>
          <table:table-cell table:style-name="ce11" office:value-type="float" office:value="-0.577565653680321" calcext:value-type="float">
            <text:p>-0.58</text:p>
          </table:table-cell>
          <table:table-cell table:style-name="ce11" office:value-type="float" office:value="0.167685861269989" calcext:value-type="float">
            <text:p>0.17</text:p>
          </table:table-cell>
          <table:table-cell table:style-name="ce11" office:value-type="float" office:value="3.10621450397355" calcext:value-type="float">
            <text:p>3.11</text:p>
          </table:table-cell>
          <table:table-cell table:style-name="ce15" office:value-type="float" office:value="3.10652969965725" calcext:value-type="float">
            <text:p>3.11</text:p>
          </table:table-cell>
          <table:table-cell table:style-name="ce36" table:formula="of:= 39.05 - 5.41*([.H10]) + 5.86*([.E10]) - 3.09*([.F10]) + 1.75*([.G10])" office:value-type="float" office:value="23.776865664917" calcext:value-type="float">
            <text:p>23.776865664917</text:p>
          </table:table-cell>
          <table:table-cell table:style-name="ce9" table:formula="of:=[.D10]" office:value-type="currency" office:currency="USD" office:value="1950000" calcext:value-type="currency">
            <text:p>$1,95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1750000" calcext:value-type="currency">
            <text:p>$1,750,000.00</text:p>
          </table:table-cell>
          <table:table-cell table:style-name="ce11" office:value-type="float" office:value="-0.634128184032617" calcext:value-type="float">
            <text:p>-0.63</text:p>
          </table:table-cell>
          <table:table-cell table:style-name="ce11" office:value-type="float" office:value="0.167685861269989" calcext:value-type="float">
            <text:p>0.17</text:p>
          </table:table-cell>
          <table:table-cell table:style-name="ce11" office:value-type="float" office:value="3.10621450397355" calcext:value-type="float">
            <text:p>3.11</text:p>
          </table:table-cell>
          <table:table-cell table:style-name="ce15" office:value-type="float" office:value="3.10652969965725" calcext:value-type="float">
            <text:p>3.11</text:p>
          </table:table-cell>
          <table:table-cell table:style-name="ce36" table:formula="of:= 39.05 - 5.41*([.H11]) + 5.86*([.E11]) - 3.09*([.F11]) + 1.75*([.G11])" office:value-type="float" office:value="23.4454092370526" calcext:value-type="float">
            <text:p>23.4454092370526</text:p>
          </table:table-cell>
          <table:table-cell table:style-name="ce9" table:formula="of:=[.D11]" office:value-type="currency" office:currency="USD" office:value="1750000" calcext:value-type="currency">
            <text:p>$1,75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4900000" calcext:value-type="currency">
            <text:p>$4,900,000.00</text:p>
          </table:table-cell>
          <table:table-cell table:style-name="ce11" office:value-type="float" office:value="0.256731669016033" calcext:value-type="float">
            <text:p>0.26</text:p>
          </table:table-cell>
          <table:table-cell table:style-name="ce11" office:value-type="float" office:value="0.167685861269989" calcext:value-type="float">
            <text:p>0.17</text:p>
          </table:table-cell>
          <table:table-cell table:style-name="ce11" office:value-type="float" office:value="3.10621450397355" calcext:value-type="float">
            <text:p>3.11</text:p>
          </table:table-cell>
          <table:table-cell table:style-name="ce15" office:value-type="float" office:value="3.10652969965725" calcext:value-type="float">
            <text:p>3.11</text:p>
          </table:table-cell>
          <table:table-cell table:style-name="ce36" table:formula="of:= 39.05 - 5.41*([.H12]) + 5.86*([.E12]) - 3.09*([.F12]) + 1.75*([.G12])" office:value-type="float" office:value="28.6658479759177" calcext:value-type="float">
            <text:p>28.6658479759177</text:p>
          </table:table-cell>
          <table:table-cell table:style-name="ce9" table:formula="of:=[.D12]" office:value-type="currency" office:currency="USD" office:value="4900000" calcext:value-type="currency">
            <text:p>$4,90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650000" calcext:value-type="currency">
            <text:p>$1,650,000.00</text:p>
          </table:table-cell>
          <table:table-cell table:style-name="ce11" office:value-type="float" office:value="-0.662409449208764" calcext:value-type="float">
            <text:p>-0.66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36" table:formula="of:= 39.05 - 5.41*([.H13]) + 5.86*([.E13]) - 3.09*([.F13]) + 1.75*([.G13])" office:value-type="float" office:value="38.8806731128743" calcext:value-type="float">
            <text:p>38.8806731128743</text:p>
          </table:table-cell>
          <table:table-cell table:style-name="ce9" table:formula="of:=[.D13]" office:value-type="currency" office:currency="USD" office:value="1650000" calcext:value-type="currency">
            <text:p>$1,65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125000" calcext:value-type="currency">
            <text:p>$1,125,000.00</text:p>
          </table:table-cell>
          <table:table-cell table:style-name="ce11" office:value-type="float" office:value="-0.810886091383539" calcext:value-type="float">
            <text:p>-0.81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36" table:formula="of:= 39.05 - 5.41*([.H14]) + 5.86*([.E14]) - 3.09*([.F14]) + 1.75*([.G14])" office:value-type="float" office:value="38.0105999897302" calcext:value-type="float">
            <text:p>38.0105999897302</text:p>
          </table:table-cell>
          <table:table-cell table:style-name="ce9" table:formula="of:=[.D14]" office:value-type="currency" office:currency="USD" office:value="1125000" calcext:value-type="currency">
            <text:p>$1,125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2500000" calcext:value-type="currency">
            <text:p>$2,500,000.00</text:p>
          </table:table-cell>
          <table:table-cell table:style-name="ce11" office:value-type="float" office:value="-0.42201869521151" calcext:value-type="float">
            <text:p>-0.42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36" table:formula="of:= 39.05 - 5.41*([.H15]) + 5.86*([.E15]) - 3.09*([.F15]) + 1.75*([.G15])" office:value-type="float" office:value="40.2893629312983" calcext:value-type="float">
            <text:p>40.2893629312983</text:p>
          </table:table-cell>
          <table:table-cell table:style-name="ce9" table:formula="of:=[.D15]" office:value-type="currency" office:currency="USD" office:value="2500000" calcext:value-type="currency">
            <text:p>$2,50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975000" calcext:value-type="currency">
            <text:p>$1,975,000.00</text:p>
          </table:table-cell>
          <table:table-cell table:style-name="ce11" office:value-type="float" office:value="-0.570495337386284" calcext:value-type="float">
            <text:p>-0.57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36" table:formula="of:= 39.05 - 5.41*([.H16]) + 5.86*([.E16]) - 3.09*([.F16]) + 1.75*([.G16])" office:value-type="float" office:value="39.4192898081541" calcext:value-type="float">
            <text:p>39.4192898081541</text:p>
          </table:table-cell>
          <table:table-cell table:style-name="ce9" table:formula="of:=[.D16]" office:value-type="currency" office:currency="USD" office:value="1975000" calcext:value-type="currency">
            <text:p>$1,975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3750000" calcext:value-type="currency">
            <text:p>$3,750,000.00</text:p>
          </table:table-cell>
          <table:table-cell table:style-name="ce11" office:value-type="float" office:value="-0.0685028805096647" calcext:value-type="float">
            <text:p>-0.07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36" table:formula="of:= 39.05 - 5.41*([.H17]) + 5.86*([.E17]) - 3.09*([.F17]) + 1.75*([.G17])" office:value-type="float" office:value="42.3609656054511" calcext:value-type="float">
            <text:p>42.3609656054511</text:p>
          </table:table-cell>
          <table:table-cell table:style-name="ce9" table:formula="of:=[.D17]" office:value-type="currency" office:currency="USD" office:value="3750000" calcext:value-type="currency">
            <text:p>$3,750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475000" calcext:value-type="currency">
            <text:p>$1,475,000.00</text:p>
          </table:table-cell>
          <table:table-cell table:style-name="ce11" office:value-type="float" office:value="-0.711901663267022" calcext:value-type="float">
            <text:p>-0.71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36" table:formula="of:= 39.05 - 5.41*([.H18]) + 5.86*([.E18]) - 3.09*([.F18]) + 1.75*([.G18])" office:value-type="float" office:value="38.5906487384929" calcext:value-type="float">
            <text:p>38.5906487384929</text:p>
          </table:table-cell>
          <table:table-cell table:style-name="ce9" table:formula="of:=[.D18]" office:value-type="currency" office:currency="USD" office:value="1475000" calcext:value-type="currency">
            <text:p>$1,475,000.00</text:p>
          </table:table-cell>
          <table:table-cell table:number-columns-repeated="1014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South Lake Tahoe, California</text:p>
          </table:table-cell>
          <table:table-cell table:style-name="ce10" office:value-type="currency" office:currency="USD" office:value="750000" calcext:value-type="currency">
            <text:p>$750,000.00</text:p>
          </table:table-cell>
          <table:table-cell table:style-name="ce12" office:value-type="float" office:value="-0.916940835794092" calcext:value-type="float">
            <text:p>-0.92</text:p>
          </table:table-cell>
          <table:table-cell table:style-name="ce12" office:value-type="float" office:value="-0.791006445611246" calcext:value-type="float">
            <text:p>-0.79</text:p>
          </table:table-cell>
          <table:table-cell table:style-name="ce12" office:value-type="float" office:value="-0.594904888573435" calcext:value-type="float">
            <text:p>-0.59</text:p>
          </table:table-cell>
          <table:table-cell table:style-name="ce16" office:value-type="float" office:value="-0.426851409113208" calcext:value-type="float">
            <text:p>-0.43</text:p>
          </table:table-cell>
          <table:table-cell table:style-name="ce36" table:formula="of:= 39.05 - 5.41*([.H19]) + 5.86*([.E19]) - 3.09*([.F19]) + 1.75*([.G19])" office:value-type="float" office:value="37.3891191874843" calcext:value-type="float">
            <text:p>37.3891191874843</text:p>
          </table:table-cell>
          <table:table-cell table:style-name="ce9" table:formula="of:=[.D19]" office:value-type="currency" office:currency="USD" office:value="750000" calcext:value-type="currency">
            <text:p>$750,000.00</text:p>
          </table:table-cell>
          <table:table-cell table:number-columns-repeated="1014"/>
        </table:table-row>
        <table:table-row table:style-name="ro1">
          <table:table-cell table:formula="of:=SUM([.A4:.A19])" office:value-type="float" office:value="6" calcext:value-type="float">
            <text:p>6</text:p>
          </table:table-cell>
          <table:table-cell office:value-type="string" calcext:value-type="string">
            <text:p>SLT Prop</text:p>
          </table:table-cell>
          <table:table-cell table:formula="of:=SUM([.A13:.A19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jective</text:p>
          </table:table-cell>
          <table:table-cell table:style-name="ce25" table:formula="of:=SUMPRODUCT([.A4:.A19];[.I4:.I19])" office:value-type="float" office:value="205.700904404104" calcext:value-type="float">
            <text:p>205.7009044041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ed</text:p>
          </table:table-cell>
          <table:table-cell table:formula="of:=SUMPRODUCT([.A4:.A19];[.D4:.D19])" office:value-type="float" office:value="9725000" calcext:value-type="float">
            <text:p>9725000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B1:Sheet1.AMH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2">00/00/0000</text:date>, <text:time style:data-style-name="N2" text:time-value="16:57:33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7-08-12T17:59:13.929000000</dc:date>
    <meta:editing-duration>P3DT4H1M29S</meta:editing-duration>
    <meta:editing-cycles>7</meta:editing-cycles>
    <meta:generator>LibreOffice/5.4.0.3$Windows_X86_64 LibreOffice_project/7556cbc6811c9d992f4064ab9287069087d7f62c</meta:generator>
    <meta:document-statistic meta:table-count="3" meta:cell-count="179" meta:object-count="0"/>
  </office:meta>
</office:document-meta>
</file>